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36pt" style:font-size-asian="36pt" style:font-size-complex="36pt"/>
    </style:style>
    <style:style style:name="P2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36pt" style:font-size-asian="36pt" style:font-size-complex="36pt"/>
    </style:style>
    <style:style style:name="P3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36pt" style:font-size-asian="36pt" style:font-size-complex="36pt"/>
    </style:style>
    <style:style style:name="P4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36pt" style:font-size-asian="36pt" style:font-size-complex="36pt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style:font-name="Times New Roman" fo:font-weight="bold" style:font-weight-asian="bold" style:font-weight-complex="bold" fo:font-size="36pt" style:font-size-asian="36pt" style:font-size-complex="36pt"/>
    </style:style>
    <style:style style:name="T7" style:parent-style-name="DefaultParagraphFont" style:family="text">
      <style:text-properties style:font-name="Times New Roman" fo:font-size="20pt" style:font-size-asian="20pt" style:font-size-complex="20pt" fo:language="bg" fo:country="BG"/>
    </style:style>
    <style:style style:name="P8" style:parent-style-name="Normal" style:family="paragraph">
      <style:text-properties style:font-name="Times New Roman" fo:font-size="20pt" style:font-size-asian="20pt" style:font-size-complex="20pt" fo:language="bg" fo:country="BG"/>
    </style:style>
    <style:style style:name="P9" style:parent-style-name="Normal" style:family="paragraph">
      <style:text-properties style:font-name="Times New Roman" fo:font-size="20pt" style:font-size-asian="20pt" style:font-size-complex="20pt" fo:language="bg" fo:country="BG"/>
    </style:style>
    <style:style style:name="P10" style:parent-style-name="Normal" style:family="paragraph">
      <style:text-properties style:font-name="Times New Roman" fo:font-size="20pt" style:font-size-asian="20pt" style:font-size-complex="20pt" fo:language="bg" fo:country="BG"/>
    </style:style>
    <style:style style:name="P11" style:parent-style-name="Normal" style:family="paragraph">
      <style:text-properties style:font-name="Times New Roman" fo:font-size="20pt" style:font-size-asian="20pt" style:font-size-complex="20pt" fo:language="bg" fo:country="BG"/>
    </style:style>
    <style:style style:name="P12" style:parent-style-name="Normal" style:family="paragraph">
      <style:text-properties style:font-name="Times New Roman" fo:font-size="20pt" style:font-size-asian="20pt" style:font-size-complex="20pt" fo:language="bg" fo:country="BG"/>
    </style:style>
    <style:style style:name="P13" style:parent-style-name="Normal" style:family="paragraph">
      <style:text-properties style:font-name="Times New Roman" fo:font-size="20pt" style:font-size-asian="20pt" style:font-size-complex="20pt" fo:language="bg" fo:country="BG"/>
    </style:style>
    <style:style style:name="P14" style:parent-style-name="Normal" style:family="paragraph">
      <style:text-properties style:font-name="Times New Roman" fo:font-size="20pt" style:font-size-asian="20pt" style:font-size-complex="20pt" fo:language="bg" fo:country="BG"/>
    </style:style>
    <style:style style:name="P15" style:parent-style-name="Normal" style:family="paragraph">
      <style:text-properties style:font-name="Times New Roman" fo:font-size="18pt" style:font-size-asian="18pt" style:font-size-complex="18pt" fo:language="bg" fo:country="BG"/>
    </style:style>
    <style:style style:name="P16" style:parent-style-name="Footer" style:family="paragraph">
      <style:text-properties style:font-name="Times New Roman" fo:language="bg" fo:country="BG"/>
    </style:style>
    <style:style style:name="P17" style:parent-style-name="Footer" style:family="paragraph">
      <style:text-properties style:font-name="Times New Roman" fo:font-size="14pt" style:font-size-asian="14pt" style:font-size-complex="14pt" fo:language="bg" fo:country="BG"/>
    </style:style>
    <style:style style:name="P18" style:parent-style-name="Normal" style:family="paragraph">
      <style:paragraph-properties fo:line-height="200%"/>
      <style:text-properties style:font-name="Times New Roman" fo:font-weight="bold" style:font-weight-asian="bold" style:font-weight-complex="bold" fo:font-size="16pt" style:font-size-asian="16pt" style:font-size-complex="16pt" fo:language="bg" fo:country="BG"/>
    </style:style>
    <style:style style:name="P19" style:parent-style-name="Normal" style:family="paragraph">
      <style:paragraph-properties fo:line-height="150%"/>
    </style:style>
    <style:style style:name="T20" style:parent-style-name="DefaultParagraphFont" style:family="text">
      <style:text-properties style:font-name="Times New Roman" fo:language="bg" fo:country="BG"/>
    </style:style>
    <style:style style:name="T21" style:parent-style-name="DefaultParagraphFont" style:family="text">
      <style:text-properties style:font-name="Times New Roman"/>
    </style:style>
    <style:style style:name="T22" style:parent-style-name="DefaultParagraphFont" style:family="text">
      <style:text-properties style:font-name="Times New Roman" fo:language="bg" fo:country="BG"/>
    </style:style>
    <style:style style:name="T23" style:parent-style-name="DefaultParagraphFont" style:family="text">
      <style:text-properties style:font-name="Times New Roman"/>
    </style:style>
    <style:style style:name="T24" style:parent-style-name="DefaultParagraphFont" style:family="text">
      <style:text-properties style:font-name="Times New Roman" fo:language="bg" fo:country="BG"/>
    </style:style>
    <style:style style:name="T25" style:parent-style-name="DefaultParagraphFont" style:family="text">
      <style:text-properties style:font-name="Times New Roman" fo:language="bg" fo:country="BG"/>
    </style:style>
    <style:style style:name="T26" style:parent-style-name="DefaultParagraphFont" style:family="text">
      <style:text-properties style:font-name="Times New Roman" fo:language="bg" fo:country="BG"/>
    </style:style>
    <style:style style:name="P27" style:parent-style-name="Normal" style:family="paragraph">
      <style:paragraph-properties fo:line-height="150%"/>
      <style:text-properties style:font-name="Times New Roman" fo:language="bg" fo:country="BG"/>
    </style:style>
    <style:style style:name="P28" style:parent-style-name="Normal" style:family="paragraph">
      <style:paragraph-properties fo:line-height="150%"/>
      <style:text-properties style:font-name="Times New Roman" fo:language="bg" fo:country="BG"/>
    </style:style>
    <style:style style:name="P29" style:parent-style-name="Normal" style:family="paragraph">
      <style:paragraph-properties fo:line-height="150%"/>
      <style:text-properties style:font-name="Times New Roman" fo:language="bg" fo:country="BG"/>
    </style:style>
    <style:style style:name="P30" style:parent-style-name="Normal" style:family="paragraph">
      <style:paragraph-properties fo:line-height="150%"/>
      <style:text-properties style:font-name="Times New Roman" fo:language="bg" fo:country="BG"/>
    </style:style>
    <style:style style:name="P31" style:parent-style-name="Normal" style:family="paragraph">
      <style:paragraph-properties fo:line-height="150%"/>
      <style:text-properties style:font-name="Times New Roman" fo:language="bg" fo:country="BG"/>
    </style:style>
    <style:style style:name="P32" style:parent-style-name="Normal" style:family="paragraph">
      <style:paragraph-properties fo:line-height="150%"/>
      <style:text-properties style:font-name="Times New Roman" fo:font-weight="bold" style:font-weight-asian="bold" style:font-weight-complex="bold" fo:font-size="16pt" style:font-size-asian="16pt" style:font-size-complex="16pt" fo:language="bg" fo:country="BG"/>
    </style:style>
    <style:style style:name="P33" style:parent-style-name="Normal" style:family="paragraph">
      <style:paragraph-properties fo:line-height="150%"/>
      <style:text-properties style:font-name="Times New Roman" fo:language="bg" fo:country="BG"/>
    </style:style>
    <style:style style:name="P34" style:parent-style-name="Normal" style:family="paragraph">
      <style:paragraph-properties fo:line-height="150%"/>
      <style:text-properties style:font-name="Times New Roman" fo:language="bg" fo:country="BG"/>
    </style:style>
    <style:style style:name="P35" style:parent-style-name="Normal" style:family="paragraph">
      <style:paragraph-properties fo:line-height="150%"/>
      <style:text-properties style:font-name="Times New Roman" fo:language="bg" fo:country="BG"/>
    </style:style>
    <style:style style:name="P36" style:parent-style-name="Normal" style:family="paragraph">
      <style:paragraph-properties fo:line-height="150%"/>
      <style:text-properties style:font-name="Times New Roman" fo:language="bg" fo:country="BG"/>
    </style:style>
    <style:style style:name="P37" style:parent-style-name="Normal" style:family="paragraph">
      <style:paragraph-properties fo:line-height="150%"/>
      <style:text-properties style:font-name="Times New Roman" fo:language="bg" fo:country="BG"/>
    </style:style>
    <style:style style:name="P38" style:parent-style-name="Normal" style:family="paragraph">
      <style:paragraph-properties fo:line-height="150%"/>
      <style:text-properties style:font-name="Times New Roman" fo:language="bg" fo:country="BG"/>
    </style:style>
    <style:style style:name="P39" style:parent-style-name="Normal" style:family="paragraph">
      <style:paragraph-properties fo:line-height="150%"/>
      <style:text-properties style:font-name="Times New Roman" fo:language="bg" fo:country="BG"/>
    </style:style>
    <style:style style:name="P40" style:parent-style-name="Normal" style:family="paragraph">
      <style:paragraph-properties fo:line-height="150%"/>
      <style:text-properties style:font-name="Times New Roman" fo:language="bg" fo:country="BG"/>
    </style:style>
    <style:style style:name="P41" style:parent-style-name="Normal" style:family="paragraph">
      <style:paragraph-properties fo:line-height="150%"/>
      <style:text-properties style:font-name="Times New Roman" fo:language="bg" fo:country="BG"/>
    </style:style>
    <style:style style:name="P42" style:parent-style-name="Normal" style:family="paragraph">
      <style:paragraph-properties fo:line-height="150%"/>
      <style:text-properties style:font-name="Times New Roman" fo:language="bg" fo:country="BG"/>
    </style:style>
    <style:style style:name="P43" style:parent-style-name="Normal" style:family="paragraph">
      <style:paragraph-properties fo:line-height="150%"/>
      <style:text-properties style:font-name="Times New Roman" fo:language="bg" fo:country="BG"/>
    </style:style>
    <style:style style:name="P44" style:parent-style-name="Normal" style:family="paragraph">
      <style:paragraph-properties fo:line-height="150%"/>
      <style:text-properties style:font-name="Times New Roman" fo:language="bg" fo:country="BG"/>
    </style:style>
    <style:style style:name="P45" style:parent-style-name="Normal" style:family="paragraph">
      <style:paragraph-properties fo:line-height="150%"/>
      <style:text-properties style:font-name="Times New Roman" fo:font-weight="bold" style:font-weight-asian="bold" style:font-weight-complex="bold" fo:font-size="16pt" style:font-size-asian="16pt" style:font-size-complex="16pt" fo:language="bg" fo:country="BG"/>
    </style:style>
    <style:style style:name="P46" style:parent-style-name="Normal" style:family="paragraph">
      <style:paragraph-properties fo:line-height="150%"/>
    </style:style>
    <style:style style:name="T47" style:parent-style-name="DefaultParagraphFont" style:family="text">
      <style:text-properties style:font-name="Times New Roman" fo:language="bg" fo:country="BG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 fo:language="bg" fo:country="BG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 fo:language="bg" fo:country="BG"/>
    </style:style>
    <style:style style:name="T52" style:parent-style-name="DefaultParagraphFont" style:family="text">
      <style:text-properties style:font-name="Times New Roman" fo:language="bg" fo:country="BG"/>
    </style:style>
    <style:style style:name="P53" style:parent-style-name="Normal" style:family="paragraph">
      <style:paragraph-properties fo:line-height="150%"/>
      <style:text-properties style:font-name="Times New Roman" fo:language="bg" fo:country="BG"/>
    </style:style>
    <style:style style:name="P54" style:parent-style-name="Normal" style:family="paragraph">
      <style:paragraph-properties fo:line-height="150%"/>
      <style:text-properties style:font-name="Times New Roman" fo:language="bg" fo:country="BG"/>
    </style:style>
    <style:style style:name="P55" style:parent-style-name="Normal" style:family="paragraph">
      <style:paragraph-properties fo:line-height="150%"/>
      <style:text-properties style:font-name="Times New Roman" fo:language="bg" fo:country="BG"/>
    </style:style>
    <style:style style:name="P56" style:parent-style-name="Normal" style:family="paragraph">
      <style:paragraph-properties fo:line-height="150%"/>
      <style:text-properties style:font-name="Times New Roman" fo:font-weight="bold" style:font-weight-asian="bold" style:font-weight-complex="bold" fo:font-size="16pt" style:font-size-asian="16pt" style:font-size-complex="16pt" fo:language="bg" fo:country="BG"/>
    </style:style>
    <style:style style:name="P57" style:parent-style-name="Normal" style:family="paragraph">
      <style:paragraph-properties fo:line-height="150%"/>
    </style:style>
    <style:style style:name="T58" style:parent-style-name="DefaultParagraphFont" style:family="text">
      <style:text-properties style:font-name="Times New Roman" fo:language="bg" fo:country="BG"/>
    </style:style>
  </office:automatic-styles>
  <office:body>
    <office:text text:use-soft-page-breaks="true">
      <text:p text:style-name="P1"/>
      <text:p text:style-name="P2"/>
      <text:p text:style-name="P3"/>
      <text:p text:style-name="P4">Природата като образ на Бога, съдбата и красотата</text:p>
      <text:p text:style-name="P5"><text:span text:style-name="T6"><text:s/></text:span><text:span text:style-name="T7">Сравнителен анализ върху „При рилския манастир“, „Градушка“ и „Спи езерото“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Изготвили : Доника Саркизова и Георги Попов, 11 „Д“ <text:s/>клас, 2025/2026 г.</text:p>
      <text:p text:style-name="P17"/>
      <text:soft-page-break/>
      <text:p text:style-name="P18">Увод :</text:p>
      <text:p text:style-name="P19"><text:span text:style-name="T20">В българската литература в края на<text:s/></text:span><text:span text:style-name="T21">XIX</text:span><text:span text:style-name="T22"><text:s/>и началото на<text:s/></text:span><text:span text:style-name="T23">XX</text:span><text:span text:style-name="T24"><text:s/>век природата заема централно място като художествен образ, чрез който се осмислят най-дълбоките въпроси за човешкото съществуване. Това е период на значими обществени и духовни промени след Освобождението, когато българското общество търси нова посока на развитие. Писателите все по-често се обръщат към природата, не като просто пейзаж,</text:span><text:span text:style-name="T25"><text:s/></text:span><text:span text:style-name="T26">а като източник на философски, нравствени и духовни ценности. Тя се превръща в пространство, в което човекът търси отговори на въпросите за смисъла на живота, за мястото си в света и връзката с божественото.</text:span></text:p>
      <text:p text:style-name="P27">В одата „При<text:s/>Рилския манастир“, поемата „Градушка“ и лирическата миниатюра „Спи езерото“ природата е представена в три различни измерения. Вазов я изобразява като храм, който дава убежище на духа от моралната криза на следосвобожденското общество. Тя е място, където човешката душа се среща с божественото. При Яворов тя се трансформира в бурна и трагична стихия, символизираща неуморните изпитания, пред които е изправен човек. Славейков, от своя страна, представя природата като тиха красота, носеща покой и вътрешен мир.</text:p>
      <text:p text:style-name="P28">Тези различни интерпретации на природата разкриват не само отношението на човека към заобикалящия го свят, но и дълбоките конфликти между хармонията и хаоса, между надеждата и страданието, между духовността и житейските трудности. Тя служи като огледало на човешката душевност,<text:s/>отразявайки<text:s/>вътрешните ни тревоги, радости и спънки на човека както и културните и исторически контексти на времето.</text:p>
      <text:p text:style-name="P29">Целта на курсовата работа е да анализира как образът на природата е конструиран в трите произведения и как той разкрива ценностите, проблемите и конфликтите на човешкото съществуване. Чрез сравнение ще се проследят различните художествени похвати, мотиви и проблеми, използвани от Вазов, Яворов и Славейков, и ще се покаже как техните представи за природата отразяват не само индивидуалното, но и националното съзнание.</text:p>
      <text:p text:style-name="P30"/>
      <text:p text:style-name="P31"/>
      <text:soft-page-break/>
      <text:p text:style-name="P32">Основна част :</text:p>
      <text:p text:style-name="P33">Одата „При Рилския манастир“ на Иван Вазов представя природата като свещено пространство, в което човекът открива<text:s/>своята истинска същност и връзката си с божественото. Създадена след Освобождението, творбата отразява разочарованието на поета от обществото<text:s/>и<text:s/>разпадането<text:s/>на ценностната система,<text:s/>виждайки планината като единственото бягство от хаоса. Анафората „Сега съм у дома“ показва, че истинският му дом вече не са хората, а природата. Описва я като жива и одухотворена сила, която сравнява с „майка“, която го успокоява и лекува духа му.<text:s/></text:p>
      <text:p text:style-name="P34">Заглавието на творбата е парадоксално, насочвайки ни към манастира, който почти не присъства в самата творба. Авторът показва вярата си, че Бог не е само вътре в него, а е навсякъде около нас. <text:s/>Вазов описва храма на природата, който е по-величествен от всеки друг. Той е пространство на свобода и спокойствие, противопоставено на обществото. Докато светът е изпълнен с „злини, тревоги“, планината му носи „свещен, отраден мир“. Така природата се превръща не просто в убежище, а в духовно спасение. Лирическия говорител започва да вижда света като различно място. Мисълта му се освобождава от всичките тревоги. Споделя как „моят ум фъркат / блуждае в хаоса / до Господ отива“, което показва, че чрез балкана той се доближава до божественото. Природата е вечна и съвършена, превръщайки се в негова ценност :</text:p>
      <text:p text:style-name="P35"><text:s/>„Природата всегда, но буйната природа,<text:s/></text:p>
      <text:p text:style-name="P36">що изпълни я живот, шум, песен и свобода,<text:s/></text:p>
      <text:p text:style-name="P37">бе моят идеал величествен и прост“</text:p>
      <text:p text:style-name="P38">Вазов показва природата като храм, място на духовност и убежище, което контрастира с бурния и разрушителен образ в „Градушка“ и с тишината и спокойствието в „Спи езерото“. Чрез детайлност, метафори и образи на планината се създава не просто пейзаж, а отражение на вечните ценности на човека</text:p>
      <text:p text:style-name="P39"><text:s/>Пейо Яворов вижда природата по съвсем друг начин. В поемата „Градушка“ той преобръща Вазовата представа за хармония, изобразявайки я като разрушителна стихия, която безмилостно унищожава труда и надеждата на селяните. Още в началото на<text:s/><text:soft-page-break/>творбата, авторът ни потапя в страданието и обреченост : „една, че две, че три – усилни и паметни години“. Показва вечната борба на хората с повтарящото се бедствие, оставяйки ги безсилни и изложени на произвола на съдбата.<text:s/></text:p>
      <text:p text:style-name="P40">Докато в „При Рилския манастир“, природата е извор на спокойствие, при Яворов тя носи страх и тревога.<text:s/>Земята <text:s/>е едновременно източник на живот и гробище, защото целият<text:s/>труд на селяните може да бъде унищожен за миг. Кулминацията на творбата<text:s/>с появата на градушката „Град! – парчета – яйце и орех“,<text:s/>символизира<text:s/>безпощадна съдба.<text:s/>Виковете на селяните засилват напрежението, предавайки ужаса и безсилието на човека. Природата е безразлична към усилията на селяните като създава дълбок конфликт между хората и света. Тя се превръща в символ на съдбата, която е непредсказуема и жестока Селянинът може само да се моли на Бог, но<text:s/>често<text:s/>остава без отговор.<text:s/></text:p>
      <text:p text:style-name="P41">След бедствието остава само опустошението „ниви глухо опустели“, внушава не само материалната загуба, но и духовната празнота у хората. Надеждата е унищожена, оставяйки обществото да се изправят сами пред съдбата.</text:p>
      <text:p text:style-name="P42">Контрастът с Вазовата планина и спокойното езеро на Славейков подчертава колко много страни може да има природата. Тя може да е храм, източник на хармония и покой, но и разрушителна и безскрупулна сила.</text:p>
      <text:p text:style-name="P43">В лирическата миниатюра „Спи езерото“ на Пенчо Славейков природата<text:s/>е представена<text:s/>като тиха красота, за разлика от драматизма при Яворов и възторга, с който я описва Вазов.<text:s/>Същевременно авторът използва сходни художествени похвати като метафори, детайлност и образи, но които придават различен смисъл според неговите виждания.<text:s/>Преобладава естетиката на съвършения покой и хармонията. Цялата творба е като една картина, в която човек наблюдава света около себе си, който е в пълна тишина и времето е спряло.</text:p>
      <text:p text:style-name="P44">С началото „Спи езерото“, авторът ни пренася в един спокойна картина. Описва езерото чрез образите на езерото, което е неподвижно и „Трептят, шепнат белостволи буки“, като фон на тишината.<text:s/>Ключов е мотивът за отражението<text:s/>в „тъмни глъбини“, внушавайки идеята, че<text:s/>природата не е враг на човека, а негово огледало.<text:s/>Сравнява вътрешния свят на хората с езерото, което когато е спокойно може да отрази красотата на света. Дори лекото движение на „лист отронен“ не нарушава хармонията, като подчертава колко устойчива е<text:s/><text:soft-page-break/>тя. За Славейков природата не изисква борба или преклонение, а способността да замълчиш и да се потошиш в нейното съвършенство. Тя е неговия идеал за тих и съвършен вътрешен покой.</text:p>
      <text:p text:style-name="P45">Заключение :</text:p>
      <text:p text:style-name="P46"><text:span text:style-name="T47">В трите произведения природата се проявява като многопластов художествен образ, който отразява различни аспекти на човешкото общество и духовността. В „При Рилския манастир“, Вазов я описва като безпределно свещено пространство, което гради връзката между човека и божественото, превръщайки я в символ на вътрешна извисеност и утеха. Пейо Яворов представя нейната бурна и непредсказуема страна. Стихия, която олицетворява суровата съдба и трудните изпитания, пред които са изправени безсилните селяни. За Славейков природата е тихо, мирно и неподвижно огледало на човешката душа, носещо спокойствие. Анализа на отделните творби показва, че природата в българската литература от края на<text:s/></text:span><text:span text:style-name="T48">XIX</text:span><text:span text:style-name="T49"><text:s/>и началото на<text:s/></text:span><text:span text:style-name="T50">XX</text:span><text:span text:style-name="T51"><text:s/>век не е просто пейзаж</text:span><text:span text:style-name="T52">, а активен участник в живота и духовната идентичност на хората. Тя има различни страни, може да утешава и вдъхновява, но и да ни изправя пред изпитания, като отразява индивидуалната душевност и времето в историята. Така се затвърждава идеята, че природата е едновременно огледало, храм и фактор, определящ съдбата ни и е елемент, който разкрива дълбочината на човешките чувства и нужди.</text:span></text:p>
      <text:p text:style-name="P53"/>
      <text:p text:style-name="P54"/>
      <text:p text:style-name="P55"/>
      <text:p text:style-name="P56"/>
      <text:p text:style-name="P57"><text:span text:style-name="T58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Доника Д. Саркизова</meta:initial-creator>
    <dc:creator>Доника Д. Саркизова</dc:creator>
    <meta:creation-date>2026-03-29T12:15:00Z</meta:creation-date>
    <dc:date>2026-03-30T09:02:00Z</dc:date>
    <meta:template xlink:href="Normal" xlink:type="simple"/>
    <meta:editing-cycles>2</meta:editing-cycles>
    <meta:editing-duration>PT13440S</meta:editing-duration>
    <meta:document-statistic meta:page-count="5" meta:paragraph-count="15" meta:word-count="1164" meta:character-count="7787" meta:row-count="55" meta:non-whitespace-character-count="6638"/>
  </office:meta>
</office:document-meta>
</file>